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3.91pt"/>
    </style:style>
    <style:style style:name="co2" style:family="table-column">
      <style:table-column-properties fo:break-before="auto" style:column-width="190.6pt"/>
    </style:style>
    <style:style style:name="co3" style:family="table-column">
      <style:table-column-properties fo:break-before="auto" style:column-width="159.59pt"/>
    </style:style>
    <style:style style:name="co4" style:family="table-column">
      <style:table-column-properties fo:break-before="auto" style:column-width="150.55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00cc00" style:cell-protect="protected" style:print-content="true" style:text-align-source="fix" style:repeat-content="false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ackground-color="#ffff66" style:cell-protect="protected" style:print-content="true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00ffff" style:cell-protect="protected" style:print-content="true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3pt solid #ff3333"/>
      <style:paragraph-properties fo:text-align="center" fo:margin-left="0pt"/>
    </style:style>
    <style:style style:name="ce13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7" style:family="table-cell" style:parent-style-name="Default">
      <style:table-cell-properties fo:border-bottom="3pt solid #ff3333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2">
      <style:table-cell-properties fo:border-bottom="0.51pt solid #000000" fo:background-color="#ccff66" style:cell-protect="protected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</style:style>
    <style:style style:name="ce34" style:family="table-cell" style:parent-style-name="Default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2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lt;0" style:apply-style-name="Error" style:base-cell-address="ATMega328P.B8"/>
    </style:style>
    <style:style style:name="ce24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_2.B10"/>
    </style:style>
    <style:style style:name="ce37" style:family="table-cell" style:parent-style-name="Default" style:data-style-name="N1">
      <style:table-cell-properties fo:border-bottom="0.51pt solid #000000" fo:background-color="#00ffff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8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328P_2.B12"/>
    </style:style>
    <style:style style:name="ce27" style:family="table-cell" style:parent-style-name="Default" style:data-style-name="N125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9" style:family="table-cell" style:parent-style-name="Default">
      <style:table-cell-properties fo:border-bottom="3pt solid #ff3333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6" style:family="table-cell" style:parent-style-name="Default">
      <style:table-cell-properties fo:background-color="#cc0000" style:cell-protect="protected" style:print-content="true" style:text-align-source="fix" style:repeat-content="false"/>
      <style:paragraph-properties fo:text-align="center" fo:margin-left="0pt"/>
      <style:text-properties fo:color="#ffff66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48" style:family="table-cell" style:parent-style-name="Default">
      <style:table-cell-properties fo:background-color="#00ffff" style:cell-protect="protected" style:print-content="true" style:text-align-source="fix" style:repeat-content="false" fo:border="none"/>
      <style:paragraph-properties fo:text-align="center" fo:margin-left="0pt"/>
    </style:style>
    <style:style style:name="ce4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pt"/>
    </style:style>
    <style:style style:name="ce43" style:family="table-cell" style:parent-style-name="Default" style:data-style-name="N122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2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  <style:map style:condition="is-true-formula([.B6]&lt;[.B13])" style:apply-style-name="Error" style:base-cell-address="ATMega328P_2.B6"/>
    </style:style>
    <style:style style:name="ce47" style:family="table-cell" style:parent-style-name="Default" style:data-style-name="N1">
      <style:table-cell-properties fo:border-bottom="0.51pt solid #000000" fo:background-color="#cc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50" style:family="table-cell" style:parent-style-name="Default" style:data-style-name="N1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51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_2.B10"/>
    </style:style>
    <style:style style:name="ce53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328P_2.B12"/>
    </style:style>
    <style:style style:name="ce54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lt;0" style:apply-style-name="Error" style:base-cell-address="ATMega1284P.B8"/>
    </style:style>
    <style:style style:name="ce55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.B10"/>
    </style:style>
    <style:style style:name="ce56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1284P.B12"/>
    </style:style>
    <style:style style:name="ce57" style:family="table-cell" style:parent-style-name="Default" style:data-style-name="N2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  <style:map style:condition="is-true-formula([.B6]&lt;[.B13])" style:apply-style-name="Error" style:base-cell-address="ATMega1284P_2.B6"/>
    </style:style>
    <style:style style:name="ce58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_2.B10"/>
    </style:style>
    <style:style style:name="ce59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1284P_2.B12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color="#ffff66"/>
    </style:style>
    <style:style style:name="T1" style:family="text">
      <style:text-properties fo:color="#ffff66"/>
    </style:style>
  </office:automatic-styles>
  <office:body>
    <office:spreadsheet>
      <table:calculation-settings table:automatic-find-labels="false" table:use-regular-expressions="false" table:use-wildcards="true"/>
      <table:table table:name="ATMega328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9"/>
          <table:table-cell table:style-name="ce46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ethod 1: set Rhigh</text:p>
          </table:table-cell>
          <table:table-cell table:style-name="ce19" office:value-type="string" calcext:value-type="string">
            <text:p>Method 2 is in sheet ‘ATMega328P_2’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Rhigh into yellow cells B8 and check Vinmax (B6)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calculated FACTOR for tmBatteryResDiv is in cell B11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23" table:formula="of:=1024*[.B14]/1000-0.0001" office:value-type="float" office:value="3.2999" calcext:value-type="float">
            <text:p>3.30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22" office:value-type="float" office:value="200" calcext:value-type="float">
            <text:p>200</text:p>
          </table:table-cell>
          <table:table-cell table:style-name="ce19" office:value-type="string" calcext:value-type="string">
            <text:p>inpu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7]+[.B8]" office:value-type="float" office:value="300" calcext:value-type="float">
            <text:p>300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24" table:formula="of:=[.B7]/[.B9]" office:value-type="float" office:value="0.333333333333333" calcext:value-type="float">
            <text:p>0.333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0])" office:value-type="float" office:value="3000" calcext:value-type="float">
            <text:p>3000</text:p>
          </table:table-cell>
          <table:table-cell table:style-name="ce48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38" table:formula="of:=[.B6]*[.B10]" office:value-type="float" office:value="1.09996666666667" calcext:value-type="float">
            <text:p>1.100</text:p>
          </table:table-cell>
          <table:table-cell table:style-name="ce49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1.1" calcext:value-type="float">
            <text:p>1.1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3]/1024*1000/[.B10]" office:value-type="float" office:value="3.22265625" calcext:value-type="float">
            <text:p>3.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conversion result (0..1023) for Vinmax</text:p>
          </table:table-cell>
          <table:table-cell table:style-name="ce34" table:formula="of:=FLOOR([.B12]/[.B13]*1024)" office:value-type="float" office:value="1023" calcext:value-type="float">
            <text:p>1023</text:p>
          </table:table-cell>
          <table:table-cell table:style-name="ce43" office:value-type="string" calcext:value-type="string">
            <text:p>calculated, should be 1023</text:p>
          </table:table-cell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 for Vinmax</text:p>
          </table:table-cell>
          <table:table-cell table:style-name="ce39" table:formula="of:=ROUND([.B15]/1024*[.B13]*[.B11])" office:value-type="float" office:value="3297" calcext:value-type="float">
            <text:p>3297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 table:number-rows-repeated="2"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/>
          <table:table-cell table:style-name="ce36" office:value-type="string" calcext:value-type="string">
            <text:p>Red cell color above indicates an error</text:p>
          </table:table-cell>
          <table:table-cell table:style-name="ce11"/>
          <table:table-cell table:number-columns-repeated="2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.B12:ATMega328P.B12">
            <calcext:condition calcext:apply-style-name="Error" calcext:value="formula-is([.B12]&gt;[.B13])" calcext:base-cell-address="ATMega328P_2.B12"/>
          </calcext:conditional-format>
          <calcext:conditional-format calcext:target-range-address="ATMega328P.B10:ATMega328P.B10">
            <calcext:condition calcext:apply-style-name="Error" calcext:value="&gt;1" calcext:base-cell-address="ATMega328P_2.B10"/>
          </calcext:conditional-format>
          <calcext:conditional-format calcext:target-range-address="ATMega328P.B8:ATMega328P.B8">
            <calcext:condition calcext:apply-style-name="Error" calcext:value="&lt;0" calcext:base-cell-address="ATMega328P.B8"/>
          </calcext:conditional-format>
        </calcext:conditional-formats>
      </table:table>
      <table:table table:name="ATMega328P_2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9"/>
          <table:table-cell table:style-name="ce46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ethod 2: set Vinmax</text:p>
          </table:table-cell>
          <table:table-cell table:style-name="ce19" office:value-type="string" calcext:value-type="string">
            <text:p>Method 1 is in sheet ‘ATMega328P’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Vinmax into yellow cell B6 and check Rhigh (B8)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calculated FACTOR for tmBatteryResDiv is in cell B11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45" office:value-type="float" office:value="3.3" calcext:value-type="float">
            <text:p>3.30</text:p>
          </table:table-cell>
          <table:table-cell table:style-name="ce11" office:value-type="string" calcext:value-type="string">
            <text:p>input, min is Vbandgap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47" table:formula="of:=([.B6]-[.B13])/[.B13]*[.B7]+0.0001" office:value-type="float" office:value="200.0001" calcext:value-type="float">
            <text:p>200</text:p>
          </table:table-cell>
          <table:table-cell table:style-name="ce19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50" table:formula="of:=[.B7]+[.B8]" office:value-type="float" office:value="300.0001" calcext:value-type="float">
            <text:p>300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51" table:formula="of:=[.B7]/[.B9]" office:value-type="float" office:value="0.333333222222259" calcext:value-type="float">
            <text:p>0.333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0])" office:value-type="float" office:value="3000" calcext:value-type="float">
            <text:p>3000</text:p>
          </table:table-cell>
          <table:table-cell table:style-name="ce48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53" table:formula="of:=[.B6]*[.B10]" office:value-type="float" office:value="1.09999963333346" calcext:value-type="float">
            <text:p>1.100</text:p>
          </table:table-cell>
          <table:table-cell table:style-name="ce49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1.1" calcext:value-type="float">
            <text:p>1.1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3]/1024*1000/[.B10]" office:value-type="float" office:value="3.22265732421875" calcext:value-type="float">
            <text:p>3.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conversion result (0..1023) for Vinmax</text:p>
          </table:table-cell>
          <table:table-cell table:style-name="ce34" table:formula="of:=FLOOR([.B12]/[.B13]*1024)" office:value-type="float" office:value="1023" calcext:value-type="float">
            <text:p>1023</text:p>
          </table:table-cell>
          <table:table-cell table:style-name="ce43" office:value-type="string" calcext:value-type="string">
            <text:p>calculated, should be 1023</text:p>
          </table:table-cell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 for Vinmax</text:p>
          </table:table-cell>
          <table:table-cell table:style-name="ce39" table:formula="of:=ROUND([.B15]/1024*[.B13]*[.B11])" office:value-type="float" office:value="3297" calcext:value-type="float">
            <text:p>3297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 table:number-rows-repeated="2"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/>
          <table:table-cell table:style-name="ce36" office:value-type="string" calcext:value-type="string">
            <text:p>Red cell color above indicates an error</text:p>
          </table:table-cell>
          <table:table-cell table:style-name="ce11"/>
          <table:table-cell table:number-columns-repeated="2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_2.B12:ATMega328P_2.B12">
            <calcext:condition calcext:apply-style-name="Error" calcext:value="formula-is([.B12]&gt;[.B13])" calcext:base-cell-address="ATMega328P_2.B12"/>
          </calcext:conditional-format>
          <calcext:conditional-format calcext:target-range-address="ATMega328P_2.B10:ATMega328P_2.B10">
            <calcext:condition calcext:apply-style-name="Error" calcext:value="&gt;1" calcext:base-cell-address="ATMega328P_2.B10"/>
          </calcext:conditional-format>
          <calcext:conditional-format calcext:target-range-address="ATMega328P_2.B6:ATMega328P_2.B6">
            <calcext:condition calcext:apply-style-name="Error" calcext:value="formula-is([.B6]&lt;[.B13])" calcext:base-cell-address="ATMega328P_2.B6"/>
          </calcext:conditional-format>
        </calcext:conditional-formats>
      </table:table>
      <table:table table:name="ATMega1284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9"/>
          <table:table-cell table:style-name="ce46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ethod 1: set Rhigh</text:p>
          </table:table-cell>
          <table:table-cell table:style-name="ce19" office:value-type="string" calcext:value-type="string">
            <text:p>Method 2 is in sheet ‘ATMega1284P_2’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Rhigh into yellow cells B8 and check Vinmax (B6)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calculated FACTOR for tmBatteryResDiv is in cell B11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23" table:formula="of:=1024*[.B14]/1000-0.0001" office:value-type="float" office:value="7.6799" calcext:value-type="float">
            <text:p>7.68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54" office:value-type="float" office:value="200" calcext:value-type="float">
            <text:p>200</text:p>
          </table:table-cell>
          <table:table-cell table:style-name="ce19" office:value-type="string" calcext:value-type="string">
            <text:p>inpu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7]+[.B8]" office:value-type="float" office:value="300" calcext:value-type="float">
            <text:p>300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55" table:formula="of:=[.B7]/[.B9]" office:value-type="float" office:value="0.333333333333333" calcext:value-type="float">
            <text:p>0.333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0])" office:value-type="float" office:value="3000" calcext:value-type="float">
            <text:p>3000</text:p>
          </table:table-cell>
          <table:table-cell table:style-name="ce48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56" table:formula="of:=[.B6]*[.B10]" office:value-type="float" office:value="2.55996666666667" calcext:value-type="float">
            <text:p>2.560</text:p>
          </table:table-cell>
          <table:table-cell table:style-name="ce49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ATMega1284P Vbandgap[V]</text:p>
          </table:table-cell>
          <table:table-cell table:style-name="ce34" office:value-type="float" office:value="2.56" calcext:value-type="float">
            <text:p>2.56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3]/1024*1000/[.B10]" office:value-type="float" office:value="7.5" calcext:value-type="float">
            <text:p>7.5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conversion result (0..1023) for Vinmax</text:p>
          </table:table-cell>
          <table:table-cell table:style-name="ce34" table:formula="of:=FLOOR([.B12]/[.B13]*1024)" office:value-type="float" office:value="1023" calcext:value-type="float">
            <text:p>1023</text:p>
          </table:table-cell>
          <table:table-cell table:style-name="ce43" office:value-type="string" calcext:value-type="string">
            <text:p>calculated, should be 1023</text:p>
          </table:table-cell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 for Vinmax</text:p>
          </table:table-cell>
          <table:table-cell table:style-name="ce39" table:formula="of:=ROUND([.B15]/1024*[.B13]*[.B11])" office:value-type="float" office:value="7673" calcext:value-type="float">
            <text:p>7673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 table:number-rows-repeated="2"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/>
          <table:table-cell table:style-name="ce36" office:value-type="string" calcext:value-type="string">
            <text:p>Red cell color above indicates an error</text:p>
          </table:table-cell>
          <table:table-cell table:style-name="ce11"/>
          <table:table-cell table:number-columns-repeated="2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1284P.B12:ATMega1284P.B12">
            <calcext:condition calcext:apply-style-name="Error" calcext:value="formula-is([.B12]&gt;[.B13])" calcext:base-cell-address="ATMega1284P.B12"/>
          </calcext:conditional-format>
          <calcext:conditional-format calcext:target-range-address="ATMega1284P.B10:ATMega1284P.B10">
            <calcext:condition calcext:apply-style-name="Error" calcext:value="&gt;1" calcext:base-cell-address="ATMega1284P.B10"/>
          </calcext:conditional-format>
          <calcext:conditional-format calcext:target-range-address="ATMega1284P.B8:ATMega1284P.B8">
            <calcext:condition calcext:apply-style-name="Error" calcext:value="&lt;0" calcext:base-cell-address="ATMega1284P.B8"/>
          </calcext:conditional-format>
        </calcext:conditional-formats>
      </table:table>
      <table:table table:name="ATMega1284P_2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9"/>
          <table:table-cell table:style-name="ce46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ethod 2: set Vinmax</text:p>
          </table:table-cell>
          <table:table-cell table:style-name="ce19" office:value-type="string" calcext:value-type="string">
            <text:p>Method 1 is in sheet ‘ATMega1284P’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Vinmax into yellow cell B6 and check Rhigh (B8)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calculated FACTOR for tmBatteryResDiv is in cell B11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57" office:value-type="float" office:value="3.3" calcext:value-type="float">
            <text:p>3.30</text:p>
          </table:table-cell>
          <table:table-cell table:style-name="ce11" office:value-type="string" calcext:value-type="string">
            <text:p>input, min is Vbandgap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47" table:formula="of:=([.B6]-[.B13])/[.B13]*[.B7]+0.0001" office:value-type="float" office:value="28.90635" calcext:value-type="float">
            <text:p>29</text:p>
          </table:table-cell>
          <table:table-cell table:style-name="ce19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50" table:formula="of:=[.B7]+[.B8]" office:value-type="float" office:value="128.90635" calcext:value-type="float">
            <text:p>129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58" table:formula="of:=[.B7]/[.B9]" office:value-type="float" office:value="0.775756973958226" calcext:value-type="float">
            <text:p>0.776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0])" office:value-type="float" office:value="1289" calcext:value-type="float">
            <text:p>1289</text:p>
          </table:table-cell>
          <table:table-cell table:style-name="ce48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59" table:formula="of:=[.B6]*[.B10]" office:value-type="float" office:value="2.55999801406215" calcext:value-type="float">
            <text:p>2.560</text:p>
          </table:table-cell>
          <table:table-cell table:style-name="ce49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ATMega1284P Vbandgap[V]</text:p>
          </table:table-cell>
          <table:table-cell table:style-name="ce34" office:value-type="float" office:value="2.56" calcext:value-type="float">
            <text:p>2.56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3]/1024*1000/[.B10]" office:value-type="float" office:value="3.22265875" calcext:value-type="float">
            <text:p>3.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conversion result (0..1023) for Vinmax</text:p>
          </table:table-cell>
          <table:table-cell table:style-name="ce34" table:formula="of:=FLOOR([.B12]/[.B13]*1024)" office:value-type="float" office:value="1023" calcext:value-type="float">
            <text:p>1023</text:p>
          </table:table-cell>
          <table:table-cell table:style-name="ce43" office:value-type="string" calcext:value-type="string">
            <text:p>calculated, should be 1023</text:p>
          </table:table-cell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 for Vinmax</text:p>
          </table:table-cell>
          <table:table-cell table:style-name="ce39" table:formula="of:=ROUND([.B15]/1024*[.B13]*[.B11])" office:value-type="float" office:value="3297" calcext:value-type="float">
            <text:p>3297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 table:number-rows-repeated="2">
          <table:table-cell table:style-name="ce11" table:number-columns-repeated="3"/>
          <table:table-cell table:number-columns-repeated="2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3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1284P_2.B12:ATMega1284P_2.B12">
            <calcext:condition calcext:apply-style-name="Error" calcext:value="formula-is([.B12]&gt;[.B13])" calcext:base-cell-address="ATMega1284P_2.B12"/>
          </calcext:conditional-format>
          <calcext:conditional-format calcext:target-range-address="ATMega1284P_2.B10:ATMega1284P_2.B10">
            <calcext:condition calcext:apply-style-name="Error" calcext:value="&gt;1" calcext:base-cell-address="ATMega1284P_2.B10"/>
          </calcext:conditional-format>
          <calcext:conditional-format calcext:target-range-address="ATMega1284P_2.B6:ATMega1284P_2.B6">
            <calcext:condition calcext:apply-style-name="Error" calcext:value="formula-is([.B6]&lt;[.B13])" calcext:base-cell-address="ATMega1284P_2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P0" style:volatile="true">
      <number:number number:decimal-places="3" loext:min-decimal-places="3" number:min-integer-digits="1"/>
    </number:number-style>
    <number:number-style style:name="N124" number:title="U~ser-defined">
      <style:text-properties fo:color="#ff0000"/>
      <number:text>-</number:text>
      <number:number number:decimal-places="3" loext:min-decimal-places="3" number:min-integer-digits="1"/>
      <style:map style:condition="value()&gt;=0" style:apply-style-name="N124P0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8:25:49.20312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7:16:34.754693349</meta:creation-date>
    <dc:date>2022-01-09T09:25:24.376067445</dc:date>
    <meta:editing-duration>PT3H45M18S</meta:editing-duration>
    <meta:editing-cycles>68</meta:editing-cycles>
    <meta:generator>LibreOffice/6.0.7.3$Linux_X86_64 LibreOffice_project/00m0$Build-3</meta:generator>
    <meta:document-statistic meta:table-count="4" meta:cell-count="160" meta:object-count="0"/>
  </office:meta>
</office:document-meta>
</file>